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contextual-spacing="false"/>
    </style:style>
    <style:style style:name="P3" style:family="paragraph" style:parent-style-name="Text_20_body" style:list-style-name="L2"/>
    <style:style style:name="P4" style:family="paragraph" style:parent-style-name="Text_20_body" style:list-style-name="L2">
      <style:paragraph-properties fo:margin-top="0in" fo:margin-bottom="0in" style:contextual-spacing="false"/>
    </style:style>
    <style:style style:name="P5" style:family="paragraph" style:parent-style-name="Text_20_body" style:list-style-name="L3"/>
    <style:style style:name="P6" style:family="paragraph" style:parent-style-name="Text_20_body" style:list-style-name="L3">
      <style:paragraph-properties fo:margin-top="0in" fo:margin-bottom="0in" style:contextual-spacing="false"/>
    </style:style>
    <style:style style:name="P7" style:family="paragraph" style:parent-style-name="Text_20_body" style:list-style-name="L4"/>
    <style:style style:name="P8" style:family="paragraph" style:parent-style-name="Text_20_body" style:list-style-name="L4">
      <style:paragraph-properties fo:margin-top="0in" fo:margin-bottom="0in" style:contextual-spacing="false"/>
    </style:style>
    <style:style style:name="P9" style:family="paragraph" style:parent-style-name="Text_20_body" style:list-style-name="L5"/>
    <style:style style:name="P10" style:family="paragraph" style:parent-style-name="Text_20_body" style:list-style-name="L5">
      <style:paragraph-properties fo:margin-top="0in" fo:margin-bottom="0in" style:contextual-spacing="false"/>
    </style:style>
    <style:style style:name="P11" style:family="paragraph" style:parent-style-name="Text_20_body" style:list-style-name="L6"/>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style style:name="P14" style:family="paragraph" style:parent-style-name="Text_20_body" style:list-style-name="L7">
      <style:paragraph-properties fo:margin-top="0in" fo:margin-bottom="0in" style:contextual-spacing="false"/>
    </style:style>
    <style:style style:name="P15" style:family="paragraph" style:parent-style-name="Text_20_body" style:list-style-name="L8"/>
    <style:style style:name="P16" style:family="paragraph" style:parent-style-name="Text_20_body" style:list-style-name="L8">
      <style:paragraph-properties fo:margin-top="0in" fo:margin-bottom="0in" style:contextual-spacing="false"/>
    </style:style>
    <style:style style:name="P17" style:family="paragraph" style:parent-style-name="Text_20_body" style:list-style-name="L9"/>
    <style:style style:name="P18" style:family="paragraph" style:parent-style-name="Text_20_body" style:list-style-name="L9">
      <style:paragraph-properties fo:margin-top="0in" fo:margin-bottom="0in" style:contextual-spacing="false"/>
    </style:style>
    <style:style style:name="P19" style:family="paragraph" style:parent-style-name="Text_20_body" style:list-style-name="L10"/>
    <style:style style:name="P20" style:family="paragraph" style:parent-style-name="Text_20_body" style:list-style-name="L10">
      <style:paragraph-properties fo:margin-top="0in" fo:margin-bottom="0in" style:contextual-spacing="false"/>
    </style:style>
    <style:style style:name="P21" style:family="paragraph" style:parent-style-name="Text_20_body" style:list-style-name="L11"/>
    <style:style style:name="P22" style:family="paragraph" style:parent-style-name="Text_20_body" style:list-style-name="L11">
      <style:paragraph-properties fo:margin-top="0in" fo:margin-bottom="0in" style:contextual-spacing="false"/>
    </style:style>
    <style:style style:name="P23" style:family="paragraph" style:parent-style-name="Text_20_body" style:list-style-name="L12"/>
    <style:style style:name="P24" style:family="paragraph" style:parent-style-name="Text_20_body" style:list-style-name="L12">
      <style:paragraph-properties fo:margin-top="0in" fo:margin-bottom="0in" style:contextual-spacing="false"/>
    </style:style>
    <style:style style:name="P25" style:family="paragraph" style:parent-style-name="Text_20_body" style:list-style-name="L13"/>
    <style:style style:name="P26" style:family="paragraph" style:parent-style-name="Text_20_body" style:list-style-name="L13">
      <style:paragraph-properties fo:margin-top="0in" fo:margin-bottom="0in" style:contextual-spacing="false"/>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Work in Liberation Essentials</text:h>
      <text:h text:style-name="Heading_20_2" text:outline-level="2">At-a-Glance Guide to Transformative Work</text:h>
      <text:p text:style-name="Quotations"><text:span text:style-name="Emphasis">"The future of work is not about finding a job—it's about creating a world where work serves life."</text:span></text:p>
      <text:p text:style-name="Text_20_body"><text:span text:style-name="Strong_20_Emphasis">What if work healed our communities and planet instead of exploiting them?</text:span></text:p>
      <text:p text:style-name="Text_20_body"><text:span text:style-name="Strong_20_Emphasis">Work in Liberation</text:span> is a global movement transforming how humans organize productive activity. Instead of survival jobs and gig platform exploitation, we're building <text:span text:style-name="Strong_20_Emphasis">Community Work Teams</text:span> that serve real needs while respecting both people and ecosystems.</text:p>
      <text:p text:style-name="Horizontal_20_Line"/>
      <text:h text:style-name="Heading_20_2" text:outline-level="2">🌍 <text:span text:style-name="Strong_20_Emphasis">The Vision: Work With Purpose</text:span></text:h>
      <text:p text:style-name="Text_20_body"><text:span text:style-name="Strong_20_Emphasis">By 2045</text:span>: 50% of people worldwide participate in meaningful work focused on:</text:p>
      <text:list xml:id="list410373985" text:style-name="L1">
        <text:list-item>
          <text:p text:style-name="P2"><text:span text:style-name="Strong_20_Emphasis">💚 Care</text:span>: Supporting elders, children, families, and community wellbeing </text:p>
        </text:list-item>
        <text:list-item>
          <text:p text:style-name="P2"><text:span text:style-name="Strong_20_Emphasis">🎨 Creativity</text:span>: Arts, innovation, education, and cultural preservation </text:p>
        </text:list-item>
        <text:list-item>
          <text:p text:style-name="P1"><text:span text:style-name="Strong_20_Emphasis">🌱 Planet Health</text:span>: Ecological restoration, regenerative agriculture, clean energy </text:p>
        </text:list-item>
      </text:list>
      <text:p text:style-name="Text_20_body"><text:span text:style-name="Strong_20_Emphasis">Instead of</text:span>: Extractive industries, exploitative gig platforms, and survival anxiety driving desperate competition.</text:p>
      <text:p text:style-name="Horizontal_20_Line"/>
      <text:h text:style-name="Heading_20_2" text:outline-level="2">💡 <text:span text:style-name="Strong_20_Emphasis">How It Works: Five Core Principles</text:span></text:h>
      <text:h text:style-name="Heading_20_3" text:outline-level="3">1. 🌍 <text:span text:style-name="Strong_20_Emphasis">Work as Planetary Contribution</text:span></text:h>
      <text:p text:style-name="Text_20_body">Every project helps heal rather than harm our ecosystems and communities.</text:p>
      <text:h text:style-name="Heading_20_3" text:outline-level="3">2. 💚 <text:span text:style-name="Strong_20_Emphasis">Freedom from Survival Work</text:span></text:h>
      <text:p text:style-name="Text_20_body">Universal Basic Income (AUBI) ensures no one takes exploitative jobs just to survive.</text:p>
      <text:h text:style-name="Heading_20_3" text:outline-level="3">3. 🤝 <text:span text:style-name="Strong_20_Emphasis">Fair, Plural Rewards</text:span></text:h>
      <text:p text:style-name="Text_20_body">Contributions recognized through <text:span text:style-name="Strong_20_Emphasis">Hearts</text:span> (care work) and <text:span text:style-name="Strong_20_Emphasis">Leaves</text:span> (ecological work) currencies alongside traditional payment.</text:p>
      <text:h text:style-name="Heading_20_3" text:outline-level="3">4. 🤖 <text:span text:style-name="Strong_20_Emphasis">Human-AI Symbiosis</text:span></text:h>
      <text:p text:style-name="Text_20_body">Technology serves human creativity and connection rather than replacing or surveilling workers.</text:p>
      <text:h text:style-name="Heading_20_3" text:outline-level="3">5. ⚖️ <text:span text:style-name="Strong_20_Emphasis">Ecological and Social Justice</text:span></text:h>
      <text:p text:style-name="Text_20_body">Priority given to marginalized communities and environmental restoration over profit extraction.</text:p>
      <text:p text:style-name="Horizontal_20_Line"/>
      <text:h text:style-name="Heading_20_2" text:outline-level="2"><text:soft-page-break/>🛠️ <text:span text:style-name="Strong_20_Emphasis">The Tools: Getting Started</text:span></text:h>
      <text:h text:style-name="Heading_20_3" text:outline-level="3"><text:span text:style-name="Strong_20_Emphasis">Community Work Teams</text:span></text:h>
      <text:p text:style-name="Text_20_body">Self-organizing groups of 3-8 neighbors collaborating on meaningful projects under democratic governance.</text:p>
      <text:h text:style-name="Heading_20_3" text:outline-level="3"><text:span text:style-name="Strong_20_Emphasis">Love Ledger</text:span></text:h>
      <text:p text:style-name="Text_20_body">Digital system (in development) tracking contributions and distributing Hearts/Leaves recognition.</text:p>
      <text:h text:style-name="Heading_20_3" text:outline-level="3"><text:span text:style-name="Strong_20_Emphasis">Flexible Time</text:span></text:h>
      <text:p text:style-name="Text_20_body">Maximum 15-hour work weeks by 2035, with neurodiversity support and cultural rhythm accommodation.</text:p>
      <text:h text:style-name="Heading_20_3" text:outline-level="3"><text:span text:style-name="Strong_20_Emphasis">Indigenous Leadership</text:span></text:h>
      <text:p text:style-name="Text_20_body">All work guided by Traditional Ecological Knowledge and Bioregional Autonomous Zone governance.</text:p>
      <text:p text:style-name="Horizontal_20_Line"/>
      <text:h text:style-name="Heading_20_2" text:outline-level="2">🚀 <text:span text:style-name="Strong_20_Emphasis">Three Ways to Get Involved</text:span></text:h>
      <text:h text:style-name="Heading_20_3" text:outline-level="3"><text:span text:style-name="Strong_20_Emphasis">🏡 Start Local: Form a Community Work Team</text:span></text:h>
      <text:list xml:id="list2573055955" text:style-name="L2">
        <text:list-item>
          <text:p text:style-name="P4">Gather 3-5 interested neighbors </text:p>
        </text:list-item>
        <text:list-item>
          <text:p text:style-name="P4">Use our <text:span text:style-name="Strong_20_Emphasis">Community Work Team Starter Kit</text:span> </text:p>
        </text:list-item>
        <text:list-item>
          <text:p text:style-name="P4">Choose a small first project (community garden, elder support, etc.) </text:p>
        </text:list-item>
        <text:list-item>
          <text:p text:style-name="P3">Begin tracking contributions for future Hearts/Leaves recognition </text:p>
        </text:list-item>
      </text:list>
      <text:h text:style-name="Heading_20_3" text:outline-level="3"><text:span text:style-name="Strong_20_Emphasis">🤝 Join Existing Efforts</text:span></text:h>
      <text:list xml:id="list1837159811" text:style-name="L3">
        <text:list-item>
          <text:p text:style-name="P6">Connect with Community Work Teams in your area </text:p>
        </text:list-item>
        <text:list-item>
          <text:p text:style-name="P6">Support Indigenous-led ecological restoration projects </text:p>
        </text:list-item>
        <text:list-item>
          <text:p text:style-name="P5">Participate in cooperative businesses and mutual aid networks </text:p>
        </text:list-item>
      </text:list>
      <text:h text:style-name="Heading_20_3" text:outline-level="3"><text:span text:style-name="Strong_20_Emphasis">🌐 Support the Movement</text:span></text:h>
      <text:list xml:id="list106650252" text:style-name="L4">
        <text:list-item>
          <text:p text:style-name="P8">Follow Love Ledger development: <text:a xlink:type="simple" xlink:href="https://github.com/GlobalGovernanceFrameworks/love-ledger" text:style-name="Internet_20_link" text:visited-style-name="Visited_20_Internet_20_Link">github.com/GlobalGovernanceFrameworks/love-ledger</text:a> </text:p>
        </text:list-item>
        <text:list-item>
          <text:p text:style-name="P8">Advocate for AUBI and worker cooperative policies </text:p>
        </text:list-item>
        <text:list-item>
          <text:p text:style-name="P7">Share this vision with friends, family, and community organizations </text:p>
        </text:list-item>
      </text:list>
      <text:p text:style-name="Horizontal_20_Line"/>
      <text:h text:style-name="Heading_20_2" text:outline-level="2">📈 <text:span text:style-name="Strong_20_Emphasis">The Plan: 25-Year Transformation</text:span></text:h>
      <text:h text:style-name="Heading_20_3" text:outline-level="3"><text:span text:style-name="Strong_20_Emphasis">Phase 1 (2025-2035): Experimentation</text:span></text:h>
      <text:list xml:id="list39370352" text:style-name="L5">
        <text:list-item>
          <text:p text:style-name="P10">Launch pilots integrating AUBI with Community Work Teams </text:p>
        </text:list-item>
        <text:list-item>
          <text:p text:style-name="P10">Test industrial sunsetting (phasing out fossil fuels) </text:p>
        </text:list-item>
        <text:list-item>
          <text:p text:style-name="P9"><text:soft-page-break/>Demonstrate superior wellbeing and ecological outcomes </text:p>
        </text:list-item>
      </text:list>
      <text:h text:style-name="Heading_20_3" text:outline-level="3"><text:span text:style-name="Strong_20_Emphasis">Phase 2 (2035-2045): Scaling</text:span></text:h>
      <text:list xml:id="list1375764353" text:style-name="L6">
        <text:list-item>
          <text:p text:style-name="P12">25% of population participating in Community Work Teams </text:p>
        </text:list-item>
        <text:list-item>
          <text:p text:style-name="P12">Replace 25% of gig platforms with democratic alternatives </text:p>
        </text:list-item>
        <text:list-item>
          <text:p text:style-name="P11">20% of all jobs actively regenerating ecosystems </text:p>
        </text:list-item>
      </text:list>
      <text:h text:style-name="Heading_20_3" text:outline-level="3"><text:span text:style-name="Strong_20_Emphasis">Phase 3 (2045-2055): Global Integration</text:span></text:h>
      <text:list xml:id="list2899823380" text:style-name="L7">
        <text:list-item>
          <text:p text:style-name="P14">50% AUBI coverage worldwide </text:p>
        </text:list-item>
        <text:list-item>
          <text:p text:style-name="P14">30% of land under regenerative stewardship </text:p>
        </text:list-item>
        <text:list-item>
          <text:p text:style-name="P13">Universal Flexible Time and cooperative work organization </text:p>
        </text:list-item>
      </text:list>
      <text:p text:style-name="Horizontal_20_Line"/>
      <text:h text:style-name="Heading_20_2" text:outline-level="2">🎯 <text:span text:style-name="Strong_20_Emphasis">Expected Outcomes</text:span></text:h>
      <text:h text:style-name="Heading_20_3" text:outline-level="3"><text:span text:style-name="Strong_20_Emphasis">For Individuals:</text:span></text:h>
      <text:list xml:id="list3876783676" text:style-name="L8">
        <text:list-item>
          <text:p text:style-name="P16">Freedom from survival anxiety and exploitative work </text:p>
        </text:list-item>
        <text:list-item>
          <text:p text:style-name="P16">Meaningful contribution to community and planetary health </text:p>
        </text:list-item>
        <text:list-item>
          <text:p text:style-name="P16">Flexible schedules respecting life rhythms and cultural practices </text:p>
        </text:list-item>
        <text:list-item>
          <text:p text:style-name="P15">Recognition and support for all types of valuable work </text:p>
        </text:list-item>
      </text:list>
      <text:h text:style-name="Heading_20_3" text:outline-level="3"><text:span text:style-name="Strong_20_Emphasis">For Communities:</text:span></text:h>
      <text:list xml:id="list2768767314" text:style-name="L9">
        <text:list-item>
          <text:p text:style-name="P18">Stronger social bonds and mutual support networks </text:p>
        </text:list-item>
        <text:list-item>
          <text:p text:style-name="P18">Local economic resilience and democratic decision-making </text:p>
        </text:list-item>
        <text:list-item>
          <text:p text:style-name="P18">Restored ecosystems and sustainable resource management </text:p>
        </text:list-item>
        <text:list-item>
          <text:p text:style-name="P17">Cultural preservation and Indigenous sovereignty </text:p>
        </text:list-item>
      </text:list>
      <text:h text:style-name="Heading_20_3" text:outline-level="3"><text:span text:style-name="Strong_20_Emphasis">For the Planet:</text:span></text:h>
      <text:list xml:id="list81269860" text:style-name="L10">
        <text:list-item>
          <text:p text:style-name="P20">Rapid transition from extractive to regenerative economic activity </text:p>
        </text:list-item>
        <text:list-item>
          <text:p text:style-name="P20">30% of global land under ecological restoration by 2045 </text:p>
        </text:list-item>
        <text:list-item>
          <text:p text:style-name="P20">Industries aligned with planetary boundaries and future generations </text:p>
        </text:list-item>
        <text:list-item>
          <text:p text:style-name="P19">Technology serving life rather than exploiting it </text:p>
        </text:list-item>
      </text:list>
      <text:p text:style-name="Horizontal_20_Line"/>
      <text:h text:style-name="Heading_20_2" text:outline-level="2">🔗 <text:span text:style-name="Strong_20_Emphasis">Framework Integration</text:span></text:h>
      <text:p text:style-name="Text_20_body">Work in Liberation coordinates with other Global Governance Framework components:</text:p>
      <text:list xml:id="list1736550364" text:style-name="L11">
        <text:list-item>
          <text:p text:style-name="P22"><text:span text:style-name="Strong_20_Emphasis">🏦 AUBI Framework</text:span>: Provides economic security enabling meaningful work choices </text:p>
        </text:list-item>
        <text:list-item>
          <text:p text:style-name="P22"><text:span text:style-name="Strong_20_Emphasis">💚 Financial Systems</text:span>: Hearts/Leaves currencies recognizing care and ecological contributions </text:p>
        </text:list-item>
        <text:list-item>
          <text:p text:style-name="P22"><text:span text:style-name="Strong_20_Emphasis">🌲 Indigenous Governance</text:span>: Traditional Ecological Knowledge guides all ecological work </text:p>
        </text:list-item>
        <text:list-item>
          <text:p text:style-name="P22"><text:span text:style-name="Strong_20_Emphasis">⚖️ Treaty for Our Only Home</text:span>: Enforces transition away from ecocidal industries </text:p>
        </text:list-item>
        <text:list-item>
          <text:p text:style-name="P21"><text:span text:style-name="Strong_20_Emphasis">🤝 Meta-Governance</text:span>: Coordinates global standards while respecting local autonomy </text:p>
        </text:list-item>
      </text:list>
      <text:p text:style-name="Horizontal_20_Line"><text:soft-page-break/></text:p>
      <text:h text:style-name="Heading_20_2" text:outline-level="2">📞 <text:span text:style-name="Strong_20_Emphasis">Get Started Today</text:span></text:h>
      <text:h text:style-name="Heading_20_3" text:outline-level="3"><text:span text:style-name="Strong_20_Emphasis">Download the Community Work Team Starter Kit</text:span></text:h>
      <text:p text:style-name="Text_20_body">Everything you need to form a team and begin meaningful work in your community.</text:p>
      <text:h text:style-name="Heading_20_3" text:outline-level="3"><text:span text:style-name="Strong_20_Emphasis">Contact and Resources:</text:span></text:h>
      <text:list xml:id="list721893841" text:style-name="L12">
        <text:list-item>
          <text:p text:style-name="P24"><text:span text:style-name="Strong_20_Emphasis">Email</text:span>: workinliberation@globalgovernanceframeworks.org </text:p>
        </text:list-item>
        <text:list-item>
          <text:p text:style-name="P24"><text:span text:style-name="Strong_20_Emphasis">Website</text:span>: globalgovernanceframeworks.org/frameworks/work-in-liberation </text:p>
        </text:list-item>
        <text:list-item>
          <text:p text:style-name="P23"><text:span text:style-name="Strong_20_Emphasis">GitHub</text:span>: github.com/GlobalGovernanceFrameworks/love-ledger </text:p>
        </text:list-item>
      </text:list>
      <text:h text:style-name="Heading_20_3" text:outline-level="3"><text:span text:style-name="Strong_20_Emphasis">Follow Development:</text:span></text:h>
      <text:list xml:id="list3927239314" text:style-name="L13">
        <text:list-item>
          <text:p text:style-name="P26">Community Work App launch: 2026 </text:p>
        </text:list-item>
        <text:list-item>
          <text:p text:style-name="P26">Love Ledger pilot systems: 2027 </text:p>
        </text:list-item>
        <text:list-item>
          <text:p text:style-name="P25">AUBI integration: 2028-2030 </text:p>
        </text:list-item>
      </text:list>
      <text:p text:style-name="Horizontal_20_Line"/>
      <text:h text:style-name="Heading_20_2" text:outline-level="2">🌟 <text:span text:style-name="Strong_20_Emphasis">Join the Transformation</text:span></text:h>
      <text:p text:style-name="Text_20_body"><text:span text:style-name="Strong_20_Emphasis">The old economy extracts value from people and planet. The new economy generates value for people and planet.</text:span></text:p>
      <text:p text:style-name="Text_20_body"><text:span text:style-name="Strong_20_Emphasis">Community Work Teams are forming worldwide. Indigenous communities are leading ecological restoration. Technology cooperatives are replacing extractive platforms. Universal basic income pilots are proving economic security enables creativity and care.</text:span></text:p>
      <text:p text:style-name="Text_20_body"><text:span text:style-name="Strong_20_Emphasis">Your community needs what you have to offer. Your skills matter. Your care matters. Your vision of a better world matters.</text:span></text:p>
      <text:p text:style-name="Text_20_body"><text:span text:style-name="Strong_20_Emphasis">The future of work is not something that happens to you—it's something you create with your neighbors, guided by ancient wisdom, supported by contemporary tools, and grounded in love for the generations yet to come.</text:span></text:p>
      <text:p text:style-name="Horizontal_20_Line"/>
      <text:p text:style-name="Text_20_body"><text:span text:style-name="Emphasis">Work in Liberation Essentials v1.0 - Part of the Global Governance Frameworks Project</text:span><text:line-break/><text:span text:style-name="Emphasis">Complete framework and tools: globalgovernanceframeworks.org</text:span></text:p>
      <text:p text:style-name="Text_20_body"><text:span text:style-name="Strong_20_Emphasis">🌍 The transformation begins in our communities. The future is Work in Liberation. Let's build it together.</text:span></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1T18:47:56.324182897</meta:creation-date>
    <dc:date>2025-07-11T18:49:25.584642880</dc:date>
    <meta:editing-duration>PT1M29S</meta:editing-duration>
    <meta:editing-cycles>1</meta:editing-cycles>
    <meta:document-statistic meta:table-count="0" meta:image-count="0" meta:object-count="0" meta:page-count="4" meta:paragraph-count="99" meta:word-count="859" meta:character-count="6106" meta:non-whitespace-character-count="5348"/>
    <meta:generator>LibreOffice/7.3.7.2$Linux_X86_64 LibreOffice_project/30$Build-2</meta:generator>
  </office:meta>
</office:document-meta>
</file>